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mbulance Chaser |Back Stabber |Bean Counter |Big Wig |Bloodsucker <text:s/>|Bottom Feeder |Cold Caller |Corporate Raider |Double Talker |Downsizer |Flunky <text:s/>|Glad Handler |Head Hunter |Legal Eagle |Loan Shark |Micromanager |Money Bags |Mover &amp; Shaker |Mr. Hollywood |Name Dropper |Number Cruncher |Pencil Pusher |Penny Pincher |Robber Baron |Short Change |Spin Doctor|Telemarketer |The Big Cheese |The Mingler |Tightwad |Two-Face |Yesma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M53S</meta:editing-duration>
    <meta:editing-cycles>10</meta:editing-cycles>
    <meta:generator>OpenOffice/4.1.2$Win32 OpenOffice.org_project/412m3$Build-9782</meta:generator>
    <dc:date>2016-06-11T20:18:19.29</dc:date>
    <dc:creator>Red Fish</dc:creator>
    <meta:document-statistic meta:table-count="0" meta:image-count="0" meta:object-count="0" meta:page-count="1" meta:paragraph-count="1" meta:word-count="57" meta:character-count="430"/>
    <meta:user-defined meta:name="Info 1"/>
    <meta:user-defined meta:name="Info 2"/>
    <meta:user-defined meta:name="Info 3"/>
    <meta:user-defined meta:name="Info 4"/>
  </office:meta>
</office:document-meta>
</file>